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2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344cm" svg:y1="4.28cm" svg:x2="4.153cm" svg:y2="0.343cm">
          <text:p/>
        </draw:line>
        <draw:line draw:style-name="gr1" draw:text-style-name="P1" draw:layer="layout" svg:x1="0.343cm" svg:y1="4.253cm" svg:x2="0.343cm" svg:y2="0.343cm">
          <text:p/>
        </draw:line>
        <draw:line draw:style-name="gr1" draw:text-style-name="P1" draw:layer="layout" svg:x1="0.343cm" svg:y1="4.28cm" svg:x2="4.153cm" svg:y2="4.28cm">
          <text:p/>
        </draw:line>
        <draw:custom-shape draw:style-name="gr2" draw:text-style-name="P1" draw:layer="layout" svg:width="0.254cm" svg:height="0.254cm" svg:x="0.235cm" svg:y="4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4.037cm" svg:y="4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4.039cm" svg:y="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0.203cm" svg:y="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bm{x}_1</svg:desc>
          <draw:polygon draw:style-name="gr3" draw:layer="layout" svg:width="0.495cm" svg:height="0.293cm" svg:x="0.581cm" svg:y="4.534cm" svg:viewBox="0 0 496 294" draw:points="248,294 0,294 0,0 496,0 496,294">
            <text:p/>
          </draw:polygon>
          <draw:path draw:style-name="gr4" draw:layer="layout" svg:width="0.278cm" svg:height="0.219cm" svg:x="0.592cm" svg:y="4.534cm" svg:viewBox="0 0 279 220" svg:d="M160 98l59-64c5-7 8-10 50-10v-24c-18 1-43 1-46 1-13 0-37-1-51-1v24c7 0 13 0 19 4-2 3-2 4-3 6l-42 46-49-56h19v-24c-12 0-43 1-59 1s-39-1-54-1v24h35l77 91-65 73c-8 8-26 8-50 8v24c17-2 43-2 45-2 12 0 42 2 52 2v-24c-9 0-19-1-19-4 0-2 0-2 3-6l49-54 54 64h-19v24c13 0 42-2 59-2 16 0 38 2 55 2v-24h-35z">
            <text:p/>
          </draw:path>
          <draw:path draw:style-name="gr4" draw:layer="layout" svg:width="0.127cm" svg:height="0.229cm" svg:x="0.917cm" svg:y="4.598cm" svg:viewBox="0 0 128 230" svg:d="M78 10c0-10 0-10-9-10-23 22-55 22-69 22v13c8 0 31 0 50-10v177c0 11 0 15-35 15h-12v13c5 0 49-2 61-2s55 2 64 2v-13h-15c-35 0-35-4-35-15z">
            <text:p/>
          </draw:path>
        </draw:g>
        <draw:g>
          <svg:title>TexMaths</svg:title>
          <svg:desc>14§display§\bm{a}_1 = \bm{a}_2</svg:desc>
          <draw:polygon draw:style-name="gr3" draw:layer="layout" svg:width="1.623cm" svg:height="0.293cm" svg:x="1.596cm" svg:y="3.838cm" svg:viewBox="0 0 1624 294" draw:points="812,294 0,294 0,0 1624,0 1624,294">
            <text:p/>
          </draw:polygon>
          <draw:path draw:style-name="gr4" draw:layer="layout" svg:width="0.259cm" svg:height="0.226cm" svg:x="1.611cm" svg:y="3.834cm" svg:viewBox="0 0 260 227" svg:d="M169 186c0 15 0 38 52 38h24c10 0 15 0 15-11 0-12-7-12-12-12-31-1-31-7-31-19v-106c0-44-35-76-109-76-28 0-88 1-88 46 0 21 18 31 30 31 16 0 31-11 31-31 0-15-8-24-10-25 13-3 30-3 35-3 37 0 55 21 55 58v16c-35 3-161 7-161 79 0 47 62 56 95 56 39 0 63-20 74-41zM161 108v47c0 48-46 55-59 55-25 0-45-18-45-39 0-55 79-60 104-63z">
            <text:p/>
          </draw:path>
          <draw:path draw:style-name="gr4" draw:layer="layout" svg:width="0.126cm" svg:height="0.228cm" svg:x="1.908cm" svg:y="3.903cm" svg:viewBox="0 0 127 229" svg:d="M78 10c0-10 0-10-9-10-23 22-55 22-69 22v13c8 0 31 0 50-10v176c0 12 0 16-35 16h-12v12c5 0 49-1 61-1s55 1 63 1v-12h-14c-35 0-35-4-35-16z">
            <text:p/>
          </draw:path>
          <draw:path draw:style-name="gr4" draw:layer="layout" svg:width="0.328cm" svg:height="0.115cm" svg:x="2.255cm" svg:y="3.876cm" svg:viewBox="0 0 329 116" svg:d="M312 20c7 0 17 0 17-10s-10-10-17-10h-295c-7 0-17 0-17 10s10 10 17 10zM312 116c7 0 17 0 17-10 0-9-10-9-17-9h-295c-7 0-17 0-17 9 0 10 10 10 17 10z">
            <text:p/>
          </draw:path>
          <draw:path draw:style-name="gr4" draw:layer="layout" svg:width="0.259cm" svg:height="0.226cm" svg:x="2.764cm" svg:y="3.834cm" svg:viewBox="0 0 260 227" svg:d="M169 186c0 15 0 38 52 38h24c10 0 15 0 15-11 0-12-7-12-12-12-31-1-31-7-31-19v-106c0-44-35-76-109-76-28 0-88 1-88 46 0 21 18 31 30 31 16 0 31-11 31-31 0-15-8-24-10-25 13-3 30-3 35-3 37 0 55 21 55 58v16c-35 3-161 7-161 79 0 47 62 56 95 56 39 0 63-20 74-41zM161 108v47c0 48-46 55-59 55-25 0-45-18-45-39 0-55 79-60 104-63z">
            <text:p/>
          </draw:path>
          <draw:path draw:style-name="gr4" draw:layer="layout" svg:width="0.153cm" svg:height="0.228cm" svg:x="3.045cm" svg:y="3.903cm" svg:viewBox="0 0 154 229" svg:d="M154 166h-13c0 9-4 28-8 33-3 1-29 1-35 1h-63c36-32 48-42 69-57 26-21 50-42 50-76 0-42-38-67-81-67-44 0-73 31-73 62 0 18 15 19 18 19 9 0 18-5 18-18 0-6-1-18-19-18 10-25 33-32 50-32 35 0 53 26 53 54 0 31-22 55-33 67l-84 83c-3 3-3 3-3 12h143z">
            <text:p/>
          </draw:path>
        </draw:g>
        <draw:g>
          <svg:title>TexMaths</svg:title>
          <svg:desc>14§display§\bm{x}_2</svg:desc>
          <draw:polygon draw:style-name="gr3" draw:layer="layout" svg:width="0.495cm" svg:height="0.293cm" svg:x="4.382cm" svg:y="4.535cm" svg:viewBox="0 0 496 294" draw:points="248,294 0,294 0,0 496,0 496,294">
            <text:p/>
          </draw:polygon>
          <draw:path draw:style-name="gr4" draw:layer="layout" svg:width="0.278cm" svg:height="0.219cm" svg:x="4.393cm" svg:y="4.535cm" svg:viewBox="0 0 279 220" svg:d="M160 98l59-64c5-7 8-10 50-10v-24c-18 1-43 1-46 1-13 0-37-1-51-1v24c7 0 13 0 19 4-2 3-2 4-3 6l-42 46-49-56h19v-24c-12 0-43 1-59 1s-39-1-54-1v24h35l77 91-65 73c-8 8-26 8-50 8v24c17-2 43-2 45-2 12 0 42 2 52 2v-24c-9 0-19-1-19-4 0-2 0-2 3-6l49-54 54 64h-19v24c13 0 42-2 59-2 16 0 38 2 55 2v-24h-35z">
            <text:p/>
          </draw:path>
          <draw:path draw:style-name="gr4" draw:layer="layout" svg:width="0.153cm" svg:height="0.229cm" svg:x="4.703cm" svg:y="4.599cm" svg:viewBox="0 0 154 230" svg:d="M154 167h-12c0 8-5 28-9 32-3 1-29 1-35 1h-63c36-32 48-42 69-57 26-21 50-42 50-76 0-42-38-67-81-67-44 0-73 31-73 62 0 18 15 19 18 19 9 0 18-5 18-18 0-6-1-18-19-18 10-25 33-32 50-32 35 0 53 26 53 54 0 31-22 55-33 67l-84 83c-3 3-3 3-3 13h143z">
            <text:p/>
          </draw:path>
        </draw:g>
        <draw:g>
          <svg:title>TexMaths</svg:title>
          <svg:desc>14§display§\bm{b}_2</svg:desc>
          <draw:polygon draw:style-name="gr3" draw:layer="layout" svg:width="0.511cm" svg:height="0.416cm" svg:x="2.697cm" svg:y="2.035cm" svg:viewBox="0 0 512 417" draw:points="256,417 0,417 0,0 512,0 512,417">
            <text:p/>
          </draw:polygon>
          <draw:path draw:style-name="gr4" draw:layer="layout" svg:width="0.277cm" svg:height="0.345cm" svg:x="2.715cm" svg:y="2.035cm" svg:viewBox="0 0 278 346" svg:d="M88 144v-144l-88 4v23c31 0 34 0 34 19v297h23l24-28c4 4 28 31 73 31 73 0 124-45 124-114 0-65-46-112-119-112-34 0-60 14-71 24zM91 294v-125c13-16 36-30 64-30 60 0 60 60 60 93 0 24 0 51-14 70-14 20-36 25-51 25-35 0-55-26-59-33z">
            <text:p/>
          </draw:path>
          <draw:path draw:style-name="gr4" draw:layer="layout" svg:width="0.153cm" svg:height="0.228cm" svg:x="3.033cm" svg:y="2.221cm" svg:viewBox="0 0 154 229" svg:d="M154 167h-13c0 8-4 28-8 32-3 1-29 1-35 1h-63c36-32 48-42 69-57 26-21 50-42 50-76 0-42-38-67-81-67-44 0-73 31-73 62 0 18 15 19 18 19 9 0 18-5 18-18 0-6-1-18-19-18 10-25 33-32 50-32 35 0 53 26 53 54 0 31-22 55-33 67l-84 83c-3 3-3 3-3 12h143z">
            <text:p/>
          </draw:path>
        </draw:g>
        <draw:g>
          <svg:title>TexMaths</svg:title>
          <svg:desc>14§display§\bm{b}_1</svg:desc>
          <draw:polygon draw:style-name="gr3" draw:layer="layout" svg:width="0.511cm" svg:height="0.416cm" svg:x="0.498cm" svg:y="2.036cm" svg:viewBox="0 0 512 417" draw:points="256,417 0,417 0,0 512,0 512,417">
            <text:p/>
          </draw:polygon>
          <draw:path draw:style-name="gr4" draw:layer="layout" svg:width="0.277cm" svg:height="0.345cm" svg:x="0.516cm" svg:y="2.036cm" svg:viewBox="0 0 278 346" svg:d="M88 144v-144l-88 4v23c31 0 34 0 34 19v297h23l24-28c4 4 28 31 73 31 73 0 124-45 124-114 0-65-46-112-119-112-34 0-60 14-71 24zM91 294v-125c13-16 36-30 64-30 60 0 60 60 60 93 0 24 0 51-14 70-14 20-36 25-51 25-35 0-55-26-59-33z">
            <text:p/>
          </draw:path>
          <draw:path draw:style-name="gr4" draw:layer="layout" svg:width="0.126cm" svg:height="0.228cm" svg:x="0.849cm" svg:y="2.222cm" svg:viewBox="0 0 127 229" svg:d="M78 10c0-10 0-10-9-10-23 22-55 22-69 22v13c8 0 31 0 50-10v177c0 11 0 15-35 15h-12v12c5 0 49-1 61-1s55 1 63 1v-12h-14c-35 0-35-4-35-15z">
            <text:p/>
          </draw:path>
        </draw:g>
        <draw:g>
          <svg:title>TexMaths</svg:title>
          <svg:desc>14§display§\bm{x}_4</svg:desc>
          <draw:polygon draw:style-name="gr3" draw:layer="layout" svg:width="0.495cm" svg:height="0.293cm" svg:x="4.283cm" svg:y="0.435cm" svg:viewBox="0 0 496 294" draw:points="248,294 0,294 0,0 496,0 496,294">
            <text:p/>
          </draw:polygon>
          <draw:path draw:style-name="gr4" draw:layer="layout" svg:width="0.278cm" svg:height="0.219cm" svg:x="4.294cm" svg:y="0.435cm" svg:viewBox="0 0 279 220" svg:d="M160 98l59-64c5-7 8-10 50-10v-24c-18 1-43 1-46 1-13 0-37-1-51-1v24c7 0 13 0 19 4-2 3-2 4-3 6l-42 46-49-56h19v-24c-12 0-43 1-59 1s-39-1-54-1v24h35l77 91-65 73c-8 8-26 8-50 8v24c17-2 43-2 45-2 12 0 42 2 52 2v-24c-9 0-19-1-19-4 0-2 0-2 3-6l49-54 54 64h-19v24c13 0 42-2 59-2 16 0 38 2 55 2v-24h-35z">
            <text:p/>
          </draw:path>
          <draw:path draw:style-name="gr4" draw:layer="layout" svg:width="0.17cm" svg:height="0.233cm" svg:x="4.595cm" svg:y="0.495cm" svg:viewBox="0 0 171 234" svg:d="M171 176v-12h-39v-154c0-7 0-10-7-10-5 0-6 0-10 4l-115 160v12h102v30c0 11 0 15-28 15h-10v13c19-2 40-2 52-2 14 0 35 0 54 2v-13h-10c-28 0-28-4-28-15v-30zM105 38v126h-92z">
            <text:p/>
          </draw:path>
        </draw:g>
        <draw:g>
          <svg:title>TexMaths</svg:title>
          <svg:desc>14§display§\bm{x}_3</svg:desc>
          <draw:polygon draw:style-name="gr3" draw:layer="layout" svg:width="0.495cm" svg:height="0.293cm" svg:x="0.582cm" svg:y="0.235cm" svg:viewBox="0 0 496 294" draw:points="248,294 0,294 0,0 496,0 496,294">
            <text:p/>
          </draw:polygon>
          <draw:path draw:style-name="gr4" draw:layer="layout" svg:width="0.278cm" svg:height="0.219cm" svg:x="0.593cm" svg:y="0.235cm" svg:viewBox="0 0 279 220" svg:d="M160 98l59-64c5-7 8-10 50-10v-24c-18 1-43 1-46 1-13 0-37-1-51-1v24c7 0 13 0 19 4-2 3-2 4-3 6l-42 46-49-56h19v-24c-12 0-43 1-59 1s-39-1-54-1v24h35l77 91-65 73c-8 8-26 8-50 8v24c17-2 43-2 45-2 12 0 42 2 52 2v-24c-9 0-19-1-19-4 0-2 0-2 3-6l49-54 54 64h-19v24c13 0 42-2 59-2 16 0 38 2 55 2v-24h-35z">
            <text:p/>
          </draw:path>
          <draw:path draw:style-name="gr4" draw:layer="layout" svg:width="0.159cm" svg:height="0.236cm" svg:x="0.9cm" svg:y="0.299cm" svg:viewBox="0 0 160 237" svg:d="M76 115c28 0 47 18 47 56 0 42-25 54-46 54-14 0-43-2-59-23 17 0 21-13 21-20 0-11-8-18-19-18-10 0-20 5-20 19 0 33 36 54 78 54 48 0 82-33 82-66 0-28-23-55-61-63 37-13 50-39 50-60 0-27-31-48-71-48-37 0-67 18-67 46 0 13 7 18 18 18 10 0 17-7 17-16 0-12-7-19-17-19 12-15 35-19 49-19 16 0 37 8 37 38 0 15-4 30-14 42-11 12-21 14-38 14-8 1-10 1-11 1-2 0-4 0-4 4 0 6 4 6 9 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stislav Chudoba</meta:initial-creator>
    <meta:creation-date>2014-08-21T15:43:39.457422431</meta:creation-date>
    <dc:date>2014-09-01T12:43:05.181869663</dc:date>
    <dc:creator>Rostislav Chudoba</dc:creator>
    <meta:editing-duration>PT7M10S</meta:editing-duration>
    <meta:editing-cycles>4</meta:editing-cycles>
    <meta:generator>LibreOffice/4.2.4.2$Linux_X86_64 LibreOffice_project/420m0$Build-2</meta:generator>
    <meta:document-statistic meta:object-count="38"/>
    <meta:user-defined meta:name="TexMathsPreamble">\usepackage{amsmath}
\usepackage{amssymb}
\usepackage[usenames]{color}
\newcommand{\bm}[1]{\mathbf{#1}}
% Uncomment these lines for colored equations
% \definecolor{fgcolor}{RGB}{0,0,255}
% \definecolor{bgcolor}{RGB}{255,255,255}
% \pagecolor{bgcolor}\color{fgcolor}
</meta:user-defined>
  </office:meta>
</office:document-meta>
</file>